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Table_20_Contents">
      <style:text-properties officeooo:rsid="0014429e" officeooo:paragraph-rsid="0014429e"/>
    </style:style>
    <style:style style:name="P8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907a1" officeooo:paragraph-rsid="001907a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bold" officeooo:rsid="001907a1" officeooo:paragraph-rsid="0010be29" style:font-style-asian="normal" style:font-weight-asian="bold" style:font-style-complex="normal" style:font-weight-complex="bold"/>
    </style:style>
    <style:style style:name="P11" style:family="paragraph" style:parent-style-name="Standard" style:list-style-name="L1">
      <style:text-properties officeooo:rsid="0010be29" officeooo:paragraph-rsid="0010be29"/>
    </style:style>
    <style:style style:name="P12" style:family="paragraph" style:parent-style-name="Standard" style:list-style-name="L1">
      <style:text-properties officeooo:rsid="001907a1" officeooo:paragraph-rsid="001907a1"/>
    </style:style>
    <style:style style:name="P13" style:family="paragraph" style:parent-style-name="Table_20_Contents">
      <style:text-properties officeooo:rsid="001907a1" officeooo:paragraph-rsid="001907a1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907a1" style:font-style-asian="normal" style:font-weight-asian="normal" style:font-style-complex="normal" style:font-weight-complex="normal"/>
    </style:style>
    <style:style style:name="T3" style:family="text">
      <style:text-properties officeooo:rsid="001907a1"/>
    </style:style>
    <style:style style:name="T4" style:family="text">
      <style:text-properties officeooo:rsid="001aa6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4">2.6. Gestion de compt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7"><text:span text:style-name="T3">Ajouter des</text:span> crédit<text:span text:style-name="T3">s</text:span>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ésire <text:span text:style-name="T3">ajouter des crédits à son compte</text:span>.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5"><text:span text:style-name="T3">M</text:span>embre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5">L'acteur doit être authentifié <text:span text:style-name="T3">et avoir une carte de crédit valide</text:span>.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13">Le nombre de crédits de l'acteur sera augmenté.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10"/>
      <text:p text:style-name="P9">Les crédits servent à effectuer des requêtes de recherches. Chaque requête de recherche coûte un certain nombre de crédits. Pour plus d'informations sur les requêtes de recherche, voir le use case 4. - Soumettre des requêtes de recherche. Une fois que l'utilisateur n'a plus de crédits disponibles, il lui est possible d'en ajouter.</text:p>
      <text:p text:style-name="P4"/>
      <text:p text:style-name="P3">Lorsque l'utilisateur désire <text:span text:style-name="T3">augmenter son nombre de crédits, il doit être authentifié et avoir une carte de crédit valide</text:span>. <text:span text:style-name="T3">Si sa carte de crédit n'est pas valide, le membre sera invité à mettre à jour ses informations avant de procéder à l'ajout de crédits. Lorsque sa carte de crédit est valide, il peut choisir un certain nombre de crédits à ajouter et le prix sera affiché en conséquence. Lorsque le membre accepte d'ajouter les crédits, un message de confirmation sera affiché et les crédits seront ajoutés seulement s'il confirme.</text:span></text:p>
      <text:p text:style-name="P3"/>
      <text:p text:style-name="P2">Scénario d'opération</text:p>
      <text:list xml:id="list4884674213767076787" text:style-name="L1">
        <text:list-item>
          <text:p text:style-name="P8">L'utilisateur s'authentifie et passe alors au status de « membre ».</text:p>
        </text:list-item>
        <text:list-item>
          <text:p text:style-name="P11"><text:span text:style-name="T1">Le membre </text:span><text:span text:style-name="T2">a accès à son panneau de contrôle et peut rapidement voir son nombre de crédits.</text:span></text:p>
        </text:list-item>
        <text:list-item>
          <text:p text:style-name="P12"><text:span text:style-name="T1">Il peut alors cliquer pour ajouter des crédits lorsque sa carte de crédit est valide.</text:span></text:p>
        </text:list-item>
        <text:list-item>
          <text:p text:style-name="P12"><text:span text:style-name="T1">Après avoir sélectionné le nombre de crédits désirés, le membre doit confirmer l'achat lorsque le message de confirmation est affiché.</text:span></text:p>
        </text:list-item>
        <text:list-item>
          <text:p text:style-name="P12"><text:span text:style-name="T1">Une fois l'achat confirmé, les crédits sont immédiatement ajoutés au compte du membre et celui-ci peut continuer à effectuer les requêtes de recherche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0T23:55:09.932176687</dc:date>
    <meta:editing-duration>PT35M13S</meta:editing-duration>
    <meta:editing-cycles>8</meta:editing-cycles>
    <meta:generator>LibreOffice/4.4.7.2$Linux_X86_64 LibreOffice_project/40m0$Build-2</meta:generator>
    <meta:document-statistic meta:table-count="1" meta:image-count="0" meta:object-count="0" meta:page-count="1" meta:paragraph-count="24" meta:word-count="284" meta:character-count="1754" meta:non-whitespace-character-count="1499"/>
  </office:meta>
</office:document-meta>
</file>